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3" style:family="table">
      <style:table-properties style:width="6.4896in" fo:margin-top="0in" fo:margin-bottom="0in" table:align="center" style:writing-mode="lr-tb"/>
    </style:style>
    <style:style style:name="Table3.A" style:family="table-column">
      <style:table-column-properties style:column-width="0.7833in"/>
    </style:style>
    <style:style style:name="Table3.B" style:family="table-column">
      <style:table-column-properties style:column-width="1.2799in"/>
    </style:style>
    <style:style style:name="Table3.C" style:family="table-column">
      <style:table-column-properties style:column-width="4.4264in"/>
    </style:style>
    <style:style style:name="Table3.1" style:family="table-row">
      <style:table-row-properties style:min-row-height="0.410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896in" fo:margin-top="0in" fo:margin-bottom="0in" table:align="center" style:writing-mode="lr-tb"/>
    </style:style>
    <style:style style:name="Table4.A" style:family="table-column">
      <style:table-column-properties style:column-width="0.7625in"/>
    </style:style>
    <style:style style:name="Table4.B" style:family="table-column">
      <style:table-column-properties style:column-width="1.0111in"/>
    </style:style>
    <style:style style:name="Table4.C" style:family="table-column">
      <style:table-column-properties style:column-width="0.5201in"/>
    </style:style>
    <style:style style:name="Table4.D" style:family="table-column">
      <style:table-column-properties style:column-width="0.5965in"/>
    </style:style>
    <style:style style:name="Table4.E" style:family="table-column">
      <style:table-column-properties style:column-width="0.5188in"/>
    </style:style>
    <style:style style:name="Table4.F" style:family="table-column">
      <style:table-column-properties style:column-width="0.5778in"/>
    </style:style>
    <style:style style:name="Table4.G" style:family="table-column">
      <style:table-column-properties style:column-width="0.5979in"/>
    </style:style>
    <style:style style:name="Table4.H" style:family="table-column">
      <style:table-column-properties style:column-width="0.5632in"/>
    </style:style>
    <style:style style:name="Table4.I" style:family="table-column">
      <style:table-column-properties style:column-width="0.6257in"/>
    </style:style>
    <style:style style:name="Table4.J" style:family="table-column">
      <style:table-column-properties style:column-width="0.71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0.5819in"/>
    </style:style>
    <style:style style:name="Table1.B" style:family="table-column">
      <style:table-column-properties style:column-width="1.1in"/>
    </style:style>
    <style:style style:name="Table1.C" style:family="table-column">
      <style:table-column-properties style:column-width="4.81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2424in" fo:keep-together="auto"/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_20__28_user_29_">
      <style:text-properties style:font-name="Times New Roman" style:font-name-complex="Times New Roman1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" officeooo:rsid="0029983e" officeooo:paragraph-rsid="0029983e" style:font-name-complex="Times New Roman1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en" fo:country="US" officeooo:rsid="00bb6d29" officeooo:paragraph-rsid="00bfa9da" style:font-size-asian="10pt" style:font-name-complex="Times New Roman1" style:font-size-complex="10pt"/>
    </style:style>
    <style:style style:name="P13" style:family="paragraph" style:parent-style-name="Standard">
      <style:text-properties style:font-name="Times New Roman" fo:font-size="10pt" fo:language="en" fo:country="US" officeooo:rsid="00bb6d29" officeooo:paragraph-rsid="00f78bd8" style:font-size-asian="10pt" style:font-name-complex="Times New Roman1" style:font-size-complex="10pt"/>
    </style:style>
    <style:style style:name="P14" style:family="paragraph" style:parent-style-name="Standard">
      <style:text-properties style:font-size-complex="7pt" style:font-weight-complex="bold"/>
    </style:style>
    <style:style style:name="P15" style:family="paragraph" style:parent-style-name="Standard">
      <style:text-properties officeooo:paragraph-rsid="013e1709" style:font-size-complex="7pt" style:font-weight-complex="bold"/>
    </style:style>
    <style:style style:name="P16" style:family="paragraph" style:parent-style-name="Standard_20__28_user_29_">
      <style:paragraph-properties fo:text-align="center" style:justify-single-word="false"/>
    </style:style>
    <style:style style:name="P17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" fo:font-style="italic" officeooo:rsid="000018a3" officeooo:paragraph-rsid="0029983e" style:font-style-asian="italic" style:font-name-complex="Times New Roman1" style:font-style-complex="italic"/>
    </style:style>
    <style:style style:name="P19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20" style:family="paragraph" style:parent-style-name="Standard">
      <style:text-properties style:font-name="Liberation Serif" fo:font-size="14pt" officeooo:paragraph-rsid="0029983e" style:font-size-asian="14pt" style:font-size-complex="14pt"/>
    </style:style>
    <style:style style:name="P21" style:family="paragraph" style:parent-style-name="Heading_20_3">
      <style:paragraph-properties fo:margin-left="0in" fo:margin-right="0in" fo:text-indent="0in" style:auto-text-indent="false"/>
      <style:text-properties style:font-name="Liberation Serif" fo:font-size="14pt" officeooo:paragraph-rsid="012837f7" style:font-size-asian="14pt" style:font-size-complex="14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iberation Serif" fo:font-size="14pt" officeooo:paragraph-rsid="012837f7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paragraph-rsid="0010cfe3"/>
    </style:style>
    <style:style style:name="P24" style:family="paragraph" style:parent-style-name="Heading_20_3">
      <style:paragraph-properties fo:margin-left="0in" fo:margin-right="0in" fo:text-indent="0in" style:auto-text-indent="false"/>
      <style:text-properties style:font-name="Liberation Serif" fo:font-size="13pt" fo:font-weight="normal" officeooo:paragraph-rsid="00b75dce" style:font-name-asian="Times New Roman1" style:font-size-asian="13pt" style:font-weight-asian="normal" style:font-name-complex="Times New Roman1" style:font-size-complex="13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paragraph-rsid="012837f7" style:font-name-asian="Times New Roman1" style:font-size-asian="13pt" style:font-weight-asian="normal" style:font-name-complex="Times New Roman1" style:font-size-complex="13pt" style:font-weight-complex="normal"/>
    </style:style>
    <style:style style:name="P26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2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-0.0035in" fo:margin-right="0in" fo:text-indent="0in" style:auto-text-indent="false"/>
      <style:text-properties officeooo:paragraph-rsid="00b75dce"/>
    </style:style>
    <style:style style:name="P30" style:family="paragraph" style:parent-style-name="Standard"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/>
    </style:style>
    <style:style style:name="P31" style:family="paragraph" style:parent-style-name="Standard">
      <style:text-properties officeooo:paragraph-rsid="00cdfdfd"/>
    </style:style>
    <style:style style:name="P32" style:family="paragraph" style:parent-style-name="Standard_20__28_user_29_">
      <style:paragraph-properties fo:text-align="center" style:justify-single-word="false"/>
      <style:text-properties officeooo:rsid="00cc16ef" officeooo:paragraph-rsid="00cc16ef"/>
    </style:style>
    <style:style style:name="P33" style:family="paragraph" style:parent-style-name="Standard_20__28_user_29_">
      <style:paragraph-properties fo:text-align="center" style:justify-single-word="false"/>
      <style:text-properties officeooo:rsid="00cc16ef"/>
    </style:style>
    <style:style style:name="P34" style:family="paragraph" style:parent-style-name="Heading_20_3">
      <style:paragraph-properties fo:margin-left="0in" fo:margin-right="0in" fo:text-align="start" style:justify-single-word="false" fo:text-indent="0in" style:auto-text-indent="false"/>
      <style:text-properties officeooo:paragraph-rsid="012bff21"/>
    </style:style>
    <style:style style:name="P35" style:family="paragraph" style:parent-style-name="Standard">
      <style:paragraph-properties fo:margin-left="-0.0035in" fo:margin-right="0in" fo:text-indent="0in" style:auto-text-indent="false"/>
      <style:text-properties officeooo:paragraph-rsid="01273be2"/>
    </style:style>
    <style:style style:name="P36" style:family="paragraph" style:parent-style-name="Standard">
      <style:text-properties officeooo:paragraph-rsid="012837f7"/>
    </style:style>
    <style:style style:name="P37" style:family="paragraph" style:parent-style-name="Heading_20_2">
      <style:text-properties style:font-name="Liberation Serif" fo:font-size="16pt" officeooo:paragraph-rsid="01431c2d" style:font-size-asian="16pt" style:font-size-complex="16pt" style:font-weight-complex="bold"/>
    </style:style>
    <style:style style:name="P38" style:family="paragraph" style:parent-style-name="Heading_20_2">
      <style:text-properties style:font-name="Liberation Serif" fo:font-size="16pt" officeooo:paragraph-rsid="01443e4a" style:font-size-asian="16pt" style:font-size-complex="16pt"/>
    </style:style>
    <style:style style:name="P39" style:family="paragraph" style:parent-style-name="Heading_20_2">
      <style:text-properties style:font-name="Liberation Serif" fo:font-size="16pt" officeooo:rsid="013e1709" officeooo:paragraph-rsid="0148f309" style:font-size-asian="16pt" style:font-size-complex="16pt"/>
    </style:style>
    <style:style style:name="P4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List_20_Paragraph">
      <style:paragraph-properties fo:text-align="start" style:justify-single-word="false"/>
      <style:text-properties officeooo:paragraph-rsid="012bff21"/>
    </style:style>
    <style:style style:name="P43" style:family="paragraph" style:parent-style-name="Standard" style:list-style-name="WWNum1">
      <style:text-properties officeooo:paragraph-rsid="0149b1f0"/>
    </style:style>
    <style:style style:name="P44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officeooo:paragraph-rsid="012bff21"/>
    </style:style>
    <style:style style:name="P45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officeooo:paragraph-rsid="0149b1f0"/>
    </style:style>
    <style:style style:name="P46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officeooo:paragraph-rsid="012bff21"/>
    </style:style>
    <style:style style:name="P47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12bff21"/>
    </style:style>
    <style:style style:name="P48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fo:color="#000000" loext:opacity="100%" style:font-name="Times New Roman" fo:font-size="12pt" officeooo:paragraph-rsid="012bff21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officeooo:paragraph-rsid="012bff21" style:font-name-asian="Times New Roman1" style:font-size-asian="10pt" style:language-asian="ru" style:country-asian="RU" style:font-name-complex="Calibri1" style:font-size-complex="10pt"/>
    </style:style>
    <style:style style:name="P50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2cd3be" officeooo:paragraph-rsid="012cd3be" style:font-name-asian="Times New Roman1" style:font-size-asian="10pt" style:language-asian="ru" style:country-asian="RU" style:font-name-complex="Calibri1" style:font-size-complex="10pt"/>
    </style:style>
    <style:style style:name="P51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2cd3be" officeooo:paragraph-rsid="012cd3be" style:font-name-asian="Times New Roman1" style:font-size-asian="10pt" style:language-asian="ru" style:country-asian="RU" style:font-name-complex="Calibri1" style:font-size-complex="10pt"/>
    </style:style>
    <style:style style:name="P52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2ce68d" officeooo:paragraph-rsid="012ce68d" style:font-name-asian="Times New Roman1" style:font-size-asian="10pt" style:language-asian="ru" style:country-asian="RU" style:font-name-complex="Calibri1" style:font-size-complex="10pt"/>
    </style:style>
    <style:style style:name="P53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49b1f0" officeooo:paragraph-rsid="0149b1f0" style:font-name-asian="Times New Roman1" style:font-size-asian="10pt" style:language-asian="ru" style:country-asian="RU" style:font-name-complex="Calibri1" style:font-size-complex="10pt"/>
    </style:style>
    <style:style style:name="P54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49b1f0" officeooo:paragraph-rsid="0149b1f0" style:font-name-asian="Times New Roman1" style:font-size-asian="10pt" style:language-asian="ru" style:country-asian="RU" style:font-name-complex="Calibri1" style:font-size-complex="10pt"/>
    </style:style>
    <style:style style:name="P55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4ae0e8" officeooo:paragraph-rsid="014ae0e8" style:font-name-asian="Times New Roman1" style:font-size-asian="10pt" style:language-asian="ru" style:country-asian="RU" style:font-name-complex="Calibri1" style:font-size-complex="10pt"/>
    </style:style>
    <style:style style:name="P56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57" style:family="paragraph" style:parent-style-name="Standard">
      <style:text-properties style:font-size-complex="7pt" style:font-weight-complex="bold"/>
    </style:style>
    <style:style style:name="P58" style:family="paragraph" style:parent-style-name="Standard">
      <style:text-properties officeooo:paragraph-rsid="01431c2d" style:font-size-complex="7pt" style:font-weight-complex="bold"/>
    </style:style>
    <style:style style:name="P59" style:family="paragraph" style:parent-style-name="Standard">
      <style:text-properties style:font-name="Liberation Serif" fo:font-size="14pt" officeooo:rsid="013e1709" officeooo:paragraph-rsid="01443e4a" style:font-size-asian="14pt" style:font-size-complex="14pt"/>
    </style:style>
    <style:style style:name="P60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fo:language="ru" fo:country="RU" officeooo:paragraph-rsid="0143e00c" style:font-name-asian="Calibri1" style:language-asian="en" style:country-asian="US" style:language-complex="ar" style:country-complex="SA"/>
    </style:style>
    <style:style style:name="P61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fo:language="ru" fo:country="RU" officeooo:paragraph-rsid="01443e4a" style:font-name-asian="Calibri1" style:language-asian="en" style:country-asian="US" style:language-complex="ar" style:country-complex="SA"/>
    </style:style>
    <style:style style:name="P62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officeooo:paragraph-rsid="0143e00c" style:font-name-asian="Calibri1" style:language-asian="en" style:country-asian="US" style:language-complex="ar" style:country-complex="SA"/>
    </style:style>
    <style:style style:name="P63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officeooo:paragraph-rsid="01443e4a" style:font-name-asian="Calibri1" style:language-asian="en" style:country-asian="US" style:language-complex="ar" style:country-complex="SA"/>
    </style:style>
    <style:style style:name="P64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officeooo:rsid="01443e4a" officeooo:paragraph-rsid="01443e4a" style:font-name-asian="Calibri1" style:language-asian="en" style:country-asian="US" style:language-complex="ar" style:country-complex="SA"/>
    </style:style>
    <style:style style:name="P65" style:family="paragraph" style:parent-style-name="Standard">
      <style:paragraph-properties fo:hyphenation-ladder-count="no-limit" style:vertical-align="auto"/>
      <style:text-properties officeooo:paragraph-rsid="0143e00c"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66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1pt" fo:language="ru" fo:country="RU" officeooo:paragraph-rsid="01443e4a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7" style:family="paragraph" style:parent-style-name="Standard" style:list-style-name="WWNum1">
      <style:text-properties style:font-name="Times New Roman" fo:font-size="12pt" officeooo:paragraph-rsid="0149b1f0" style:font-size-asian="12pt" style:font-name-complex="Times New Roman1" style:font-size-complex="12pt"/>
    </style:style>
    <style:style style:name="P68" style:family="paragraph" style:parent-style-name="Standard">
      <style:text-properties officeooo:paragraph-rsid="0145e4aa"/>
    </style:style>
    <style:style style:name="P69" style:family="paragraph" style:parent-style-name="Standard">
      <style:text-properties officeooo:paragraph-rsid="01443e4a"/>
    </style:style>
    <style:style style:name="P70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officeooo:rsid="0149b1f0" officeooo:paragraph-rsid="0149b1f0"/>
    </style:style>
    <style:style style:name="P71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rsid="0149b1f0" officeooo:paragraph-rsid="0149b1f0"/>
    </style:style>
    <style:style style:name="P72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officeooo:rsid="014ae0e8" officeooo:paragraph-rsid="014ae0e8"/>
    </style:style>
    <style:style style:name="P73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paragraph-rsid="01431c2d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12bff2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143e00c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143e00c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1443e4a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14466b6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144c52e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145e4aa" style:font-size-asian="12pt" style:font-name-complex="Times New Roman1" style:font-size-complex="12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12837f7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12837f7" style:font-size-asian="14pt" style:font-name-complex="Times New Roman1" style:font-size-complex="14pt"/>
    </style:style>
    <style:style style:name="T16" style:family="text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1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8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19" style:family="text">
      <style:text-properties style:font-name="Times New Roman" fo:font-size="13pt" fo:font-weight="normal" officeooo:rsid="012837f7" style:font-name-asian="Times New Roman1" style:font-size-asian="13pt" style:font-weight-asian="normal" style:font-name-complex="Times New Roman1" style:font-size-complex="13pt" style:font-weight-complex="normal"/>
    </style:style>
    <style:style style:name="T2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1" style:family="text">
      <style:text-properties style:font-name="Times New Roman" fo:font-weight="normal" officeooo:rsid="012837f7" style:font-name-asian="Times New Roman1" style:font-weight-asian="normal" style:font-name-complex="Times New Roman1" style:font-weight-complex="normal"/>
    </style:style>
    <style:style style:name="T2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23" style:family="text">
      <style:text-properties style:font-name="Times New Roman" fo:language="en" fo:country="US" style:text-underline-style="solid" style:text-underline-width="auto" style:text-underline-color="font-color" officeooo:rsid="0121a244" style:font-name-complex="Times New Roman1"/>
    </style:style>
    <style:style style:name="T24" style:family="text">
      <style:text-properties style:font-name="Times New Roman" style:text-underline-style="solid" style:text-underline-width="auto" style:text-underline-color="font-color" officeooo:rsid="0121a244" style:font-name-complex="Times New Roman1"/>
    </style:style>
    <style:style style:name="T25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26" style:family="text">
      <style:text-properties fo:color="#000000" loext:opacity="100%" style:font-name="Calibri" fo:font-size="10pt" style:font-name-asian="Times New Roman1" style:font-size-asian="10pt" style:language-asian="ru" style:country-asian="RU" style:font-name-complex="Calibri1" style:font-size-complex="10pt"/>
    </style:style>
    <style:style style:name="T27" style:family="text">
      <style:text-properties fo:color="#000000" loext:opacity="100%" style:font-name="Calibri" fo:font-size="10pt" officeooo:rsid="012cd3be" style:font-name-asian="Times New Roman1" style:font-size-asian="10pt" style:language-asian="ru" style:country-asian="RU" style:font-name-complex="Calibri1" style:font-size-complex="10pt"/>
    </style:style>
    <style:style style:name="T28" style:family="text">
      <style:text-properties fo:color="#000000" loext:opacity="100%" style:font-name="Calibri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29" style:family="text">
      <style:text-properties fo:color="#000000" loext:opacity="100%" style:font-name="Calibri" fo:font-size="10pt" fo:language="en" fo:country="US" officeooo:rsid="012cd3be" style:font-name-asian="Times New Roman1" style:font-size-asian="10pt" style:language-asian="ru" style:country-asian="RU" style:font-name-complex="Calibri1" style:font-size-complex="10pt"/>
    </style:style>
    <style:style style:name="T30" style:family="text">
      <style:text-properties fo:color="#000000" loext:opacity="100%" style:font-name="Calibri" fo:font-size="10pt" fo:language="en" fo:country="US" officeooo:rsid="012ce68d" style:font-name-asian="Times New Roman1" style:font-size-asian="10pt" style:language-asian="ru" style:country-asian="RU" style:font-name-complex="Calibri1" style:font-size-complex="10pt"/>
    </style:style>
    <style:style style:name="T31" style:family="text">
      <style:text-properties fo:color="#000000" loext:opacity="100%" style:font-name="Calibri" fo:font-size="10pt" fo:language="en" fo:country="US" officeooo:rsid="0149b1f0" style:font-name-asian="Times New Roman1" style:font-size-asian="10pt" style:language-asian="ru" style:country-asian="RU" style:font-name-complex="Calibri1" style:font-size-complex="10pt"/>
    </style:style>
    <style:style style:name="T32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b75d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9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273b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6" style:family="text">
      <style:text-properties fo:color="#000000" loext:opacity="100%" style:font-name="Times New Roman" fo:font-size="12pt" officeooo:rsid="012bff21" style:font-name-asian="Times New Roman1" style:font-size-asian="12pt" style:language-asian="ru" style:country-asian="RU" style:font-name-complex="Times New Roman1" style:font-size-complex="12pt"/>
    </style:style>
    <style:style style:name="T37" style:family="text"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8" style:family="text">
      <style:text-properties fo:color="#000000" loext:opacity="100%" style:font-name="Times New Roman" fo:font-size="12pt" fo:language="en" fo:country="US" officeooo:rsid="012bff21" style:font-name-asian="Times New Roman1" style:font-size-asian="12pt" style:language-asian="ru" style:country-asian="RU" style:font-name-complex="Times New Roman1" style:font-size-complex="12pt"/>
    </style:style>
    <style:style style:name="T39" style:family="text">
      <style:text-properties fo:color="#000000" loext:opacity="100%" style:text-position="sub 58%" style:font-name="Calibri" fo:font-size="10pt" style:font-name-asian="Times New Roman1" style:font-size-asian="10pt" style:language-asian="ru" style:country-asian="RU" style:font-name-complex="Calibri1" style:font-size-complex="10pt"/>
    </style:style>
    <style:style style:name="T40" style:family="text">
      <style:text-properties fo:color="#000000" loext:opacity="100%" style:text-position="sub 58%" style:font-name="Calibri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officeooo:rsid="0029983e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loext:char-shading-value="0" style:font-size-asian="12pt" style:language-asian="ru" style:country-asian="RU" style:font-name-complex="Times New Roman1" style:font-size-complex="12pt" style:font-style-complex="italic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9b7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b75dce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273be2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6659b7" style:text-blinking="false" fo:background-color="transparent" loext:char-shading-value="0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48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style:font-size-asian="14pt" style:font-name-complex="Times New Roman1" style:font-size-complex="14pt"/>
    </style:style>
    <style:style style:name="T49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officeooo:rsid="012837f7" style:font-size-asian="14pt" style:font-name-complex="Times New Roman1" style:font-size-complex="14pt"/>
    </style:style>
    <style:style style:name="T50" style:family="text">
      <style:text-properties style:text-position="sub 58%"/>
    </style:style>
    <style:style style:name="T51" style:family="text">
      <style:text-properties style:text-position="sub 58%" style:font-name="Liberation Serif" fo:font-size="14pt" officeooo:rsid="00c213e0" style:font-size-asian="14pt" style:font-size-complex="14pt"/>
    </style:style>
    <style:style style:name="T52" style:family="text">
      <style:text-properties style:text-position="sub 58%" officeooo:rsid="0149b1f0"/>
    </style:style>
    <style:style style:name="T53" style:family="text">
      <style:text-properties officeooo:rsid="009eabc1"/>
    </style:style>
    <style:style style:name="T54" style:family="text">
      <style:text-properties style:font-name="Liberation Serif" fo:font-size="14pt" officeooo:rsid="0010aaea" style:font-size-asian="14pt" style:font-size-complex="14pt"/>
    </style:style>
    <style:style style:name="T55" style:family="text">
      <style:text-properties style:font-name="Liberation Serif" fo:font-size="14pt" officeooo:rsid="00c213e0" style:font-size-asian="14pt" style:font-size-complex="14pt"/>
    </style:style>
    <style:style style:name="T56" style:family="text">
      <style:text-properties style:font-name="Liberation Serif" fo:font-size="14pt" officeooo:rsid="013e1709" style:font-size-asian="14pt" style:font-size-complex="14pt"/>
    </style:style>
    <style:style style:name="T57" style:family="text">
      <style:text-properties officeooo:rsid="011fa7fe"/>
    </style:style>
    <style:style style:name="T58" style:family="text">
      <style:text-properties style:font-size-complex="7pt" style:font-weight-complex="bold"/>
    </style:style>
    <style:style style:name="T59" style:family="text">
      <style:text-properties style:text-underline-style="solid" style:text-underline-width="auto" style:text-underline-color="font-color" officeooo:rsid="0121a244"/>
    </style:style>
    <style:style style:name="T60" style:family="text">
      <style:text-properties style:text-underline-style="solid" style:text-underline-width="auto" style:text-underline-color="font-color" officeooo:rsid="01431c2d"/>
    </style:style>
    <style:style style:name="T61" style:family="text">
      <style:text-properties officeooo:rsid="01431c2d"/>
    </style:style>
    <style:style style:name="T62" style:family="text">
      <style:text-properties officeooo:rsid="013e1709"/>
    </style:style>
    <style:style style:name="T63" style:family="text">
      <style:text-properties fo:language="en" fo:country="US"/>
    </style:style>
    <style:style style:name="T64" style:family="text">
      <style:text-properties officeooo:rsid="0149b1f0"/>
    </style:style>
    <style:style style:name="T65" style:family="text">
      <style:text-properties officeooo:rsid="014cd76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Лабораторная работа №<text:span text:style-name="T61">7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<text:s/><text:span text:style-name="T61">7</text:span><text:span text:style-name="T57">331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42">33</text:span></text:p>
      <text:p text:style-name="P10"/>
      <text:p text:style-name="P10">Преподаватель:</text:p>
      <text:p text:style-name="P18"><text:span text:style-name="T41">Елена Блохина</text:span> </text:p>
      <text:p text:style-name="P16"/>
      <text:p text:style-name="P33"/>
      <text:p text:style-name="P32"/>
      <text:p text:style-name="P16">Санкт-Петербург, 202<text:span text:style-name="T53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0"><text:a xlink:type="simple" xlink:href="#__RefHeading___Toc4847_927155933" text:style-name="Index_20_Link" text:visited-style-name="Index_20_Link">Задание<text:tab/>2</text:a></text:p>
          <text:p text:style-name="P40"><text:a xlink:type="simple" xlink:href="#__RefHeading___Toc1755_35782092201" text:style-name="Index_20_Link" text:visited-style-name="Index_20_Link">Код микрокоманды<text:tab/>2</text:a></text:p>
          <text:p text:style-name="P40"><text:a xlink:type="simple" xlink:href="#__RefHeading___Toc1755_3578209220" text:style-name="Index_20_Link" text:visited-style-name="Index_20_Link">Трассировка микрокоманды<text:tab/>3</text:a></text:p>
          <text:p text:style-name="P40"><text:a xlink:type="simple" xlink:href="#__RefHeading___Toc1755_35782092202" text:style-name="Index_20_Link" text:visited-style-name="Index_20_Link">Тестовая программа:<text:tab/>3</text:a></text:p>
          <text:p text:style-name="P41"><text:a xlink:type="simple" xlink:href="#__RefHeading___Toc4853_927155933111" text:style-name="Index_20_Link" text:visited-style-name="Index_20_Link">Проверка программы:<text:tab/>5</text:a></text:p>
          <text:p text:style-name="P40"><text:a xlink:type="simple" xlink:href="#__RefHeading___Toc4881_927155933" text:style-name="Index_20_Link" text:visited-style-name="Index_20_Link">Вывод<text:tab/>5</text:a></text:p>
        </text:index-body>
      </text:table-of-content>
      <text:h text:style-name="P1" text:outline-level="1"/>
      <text:h text:style-name="P17" text:outline-level="2"><text:bookmark-start text:name="_Toc83670427"/><text:bookmark-start text:name="__RefHeading___Toc4847_927155933"/><text:bookmark-start text:name="_Toc87370215"/><text:bookmark-start text:name="_Toc83670623"/><text:bookmark-start text:name="_Toc83670538"/>Задание<text:bookmark-end text:name="_Toc83670427"/><text:bookmark-end text:name="__RefHeading___Toc4847_927155933"/><text:bookmark-end text:name="_Toc87370215"/><text:bookmark-end text:name="_Toc83670623"/><text:bookmark-end text:name="_Toc83670538"/></text:h>
      <text:p text:style-name="Standard"/>
      <text:p text:style-name="P19">Синтезировать цикл исполнения для выданных преподавателем команд. Разработать тестовые программы, которые проверяют каждую из синтезированных команд. Загрузить в микропрограммную память БЭВМ циклы исполнения синтезированных команд, загрузить в основную память БЭВМ тестовые программы. Проверить и отладить разработанные тестовые программы и микропрограммы.</text:p>
      <text:p text:style-name="P19"/>
      <text:p text:style-name="P73"><text:span text:style-name="T58">DEC M - декремент ячейки. Уменьшить указанную ячейку на 1, установить признаки N/Z/V/C</text:span></text:p>
      <text:p text:style-name="P73">Код операции — 9…</text:p>
      <text:p text:style-name="P73">Тестовая программа должна начинаться с адреса 004D<text:span text:style-name="T50">16</text:span></text:p>
      <text:p text:style-name="P14"/>
      <text:p text:style-name="P15"/>
      <text:p text:style-name="P58"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tab/></text:p>
      <text:p text:style-name="P58"/>
      <text:p text:style-name="P58"/>
      <text:p text:style-name="P58"/>
      <text:p text:style-name="P14"/>
      <text:p text:style-name="P14"/>
      <text:h text:style-name="P37" text:outline-level="2"><text:bookmark-start text:name="_Toc836704281"/><text:bookmark-start text:name="_Toc873702161"/><text:bookmark-start text:name="_Toc836706241"/><text:bookmark-start text:name="_Toc836705391"/><text:bookmark-start text:name="__RefHeading___Toc1755_35782092201"/><text:bookmark text:name="_Toc873702171"/><text:soft-page-break/><text:span text:style-name="T59">К</text:span><text:bookmark-end text:name="_Toc836704281"/><text:bookmark-end text:name="_Toc873702161"/><text:bookmark-end text:name="_Toc836706241"/><text:bookmark-end text:name="_Toc836705391"/><text:span text:style-name="T59">од </text:span><text:span text:style-name="T60">микрокоманды</text:span><text:bookmark-end text:name="__RefHeading___Toc1755_35782092201"/></text:h>
      <text:p text:style-name="P30"/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0"><text:span text:style-name="T2">Адрес МП</text:span></text:p>
          </table:table-cell>
          <table:table-cell table:style-name="Table3.A1" office:value-type="string">
            <text:p text:style-name="P60"><text:span text:style-name="T2">Микрокоманда</text:span></text:p>
          </table:table-cell>
          <table:table-cell table:style-name="Table3.A1" office:value-type="string">
            <text:p text:style-name="P62"><text:span text:style-name="T4">Действие</text:span><text:span text:style-name="T6">;</text:span><text:span text:style-name="T4"> Комментарий</text:span></text:p>
          </table:table-cell>
        </table:table-row>
        <table:table-row table:style-name="Table3.1">
          <table:table-cell table:style-name="Table3.A1" office:value-type="string">
            <text:p text:style-name="P62"><text:span text:style-name="T4">3</text:span><text:span text:style-name="T6">D</text:span></text:p>
          </table:table-cell>
          <table:table-cell table:style-name="Table3.A1" office:value-type="string">
            <text:p text:style-name="P62"><text:span text:style-name="T6">81F0104002</text:span></text:p>
          </table:table-cell>
          <table:table-cell table:style-name="Table3.A1" office:value-type="string">
            <text:p text:style-name="P62"><text:span text:style-name="T6">If CR(12) = 1 then GOTO F0 </text:span></text:p>
          </table:table-cell>
        </table:table-row>
        <table:table-row table:style-name="Table3.1">
          <table:table-cell table:style-name="Table3.A1" table:number-columns-spanned="3" office:value-type="string">
            <text:p text:style-name="P62"><text:span text:style-name="T4">Команда </text:span><text:span text:style-name="T5">DEC</text:span><text:span text:style-name="T6"> M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2"><text:span text:style-name="T6">F0</text:span></text:p>
          </table:table-cell>
          <table:table-cell table:style-name="Table3.A1" office:value-type="string">
            <text:p text:style-name="P62"><text:span text:style-name="T4">81F3804001</text:span></text:p>
          </table:table-cell>
          <table:table-cell table:style-name="Table3.A1" office:value-type="string">
            <text:p text:style-name="P62"><text:span text:style-name="T6">If DR(15) = 1 then GOTO F</text:span><text:span text:style-name="T7">3</text:span></text:p>
          </table:table-cell>
        </table:table-row>
        <table:table-row table:style-name="Table3.1">
          <table:table-cell table:style-name="Table3.A1" office:value-type="string">
            <text:p text:style-name="P62"><text:span text:style-name="T6">F1</text:span></text:p>
          </table:table-cell>
          <table:table-cell table:style-name="Table3.A1" office:value-type="string">
            <text:p text:style-name="P62"><text:span text:style-name="T6">0201E09201</text:span></text:p>
          </table:table-cell>
          <table:table-cell table:style-name="Table3.A1" office:value-type="string">
            <text:p text:style-name="P62"><text:span text:style-name="T6">~0 + DR → DR, N, Z, V, C; DR → MEM(AR)</text:span></text:p>
          </table:table-cell>
        </table:table-row>
        <table:table-row table:style-name="Table3.1">
          <table:table-cell table:style-name="Table3.A1" office:value-type="string">
            <text:p text:style-name="P62"><text:span text:style-name="T6">F2</text:span></text:p>
          </table:table-cell>
          <table:table-cell table:style-name="Table3.A1" office:value-type="string">
            <text:p text:style-name="P62"><text:span text:style-name="T6">80C4101040</text:span></text:p>
          </table:table-cell>
          <table:table-cell table:style-name="Table3.A1" office:value-type="string">
            <text:p text:style-name="P62"><text:span text:style-name="T6">GOTO INT C4</text:span></text:p>
          </table:table-cell>
        </table:table-row>
        <table:table-row table:style-name="Table3.1">
          <table:table-cell table:style-name="Table3.A1" office:value-type="string">
            <text:p text:style-name="P62"><text:span text:style-name="T6">F3</text:span></text:p>
          </table:table-cell>
          <table:table-cell table:style-name="Table3.A1" office:value-type="string">
            <text:p text:style-name="P62"><text:span text:style-name="T6">0201E09401</text:span></text:p>
          </table:table-cell>
          <table:table-cell table:style-name="Table3.A1" office:value-type="string">
            <text:p text:style-name="P62"><text:span text:style-name="T6">DR + 1 → DR, N, Z, V, C; DR → MEM(AR)</text:span></text:p>
          </table:table-cell>
        </table:table-row>
        <table:table-row table:style-name="Table3.1">
          <table:table-cell table:style-name="Table3.A1" office:value-type="string">
            <text:p text:style-name="P62"><text:span text:style-name="T6">F4</text:span></text:p>
          </table:table-cell>
          <table:table-cell table:style-name="Table3.A1" office:value-type="string">
            <text:p text:style-name="P62"><text:span text:style-name="T6">80C4101040</text:span></text:p>
          </table:table-cell>
          <table:table-cell table:style-name="Table3.A1" office:value-type="string">
            <text:p text:style-name="P62"><text:span text:style-name="T6">GOTO INT @ C4</text:span></text:p>
          </table:table-cell>
        </table:table-row>
      </table:table>
      <text:p text:style-name="P65"/>
      <text:h text:style-name="P38" text:outline-level="2"><text:bookmark-start text:name="_Toc83670428"/><text:bookmark-start text:name="__RefHeading___Toc1755_3578209220"/><text:bookmark-start text:name="_Toc87370216"/><text:bookmark-start text:name="_Toc83670624"/><text:bookmark-start text:name="_Toc83670539"/><text:bookmark-end text:name="_Toc83670428"/><text:bookmark-end text:name="_Toc87370216"/><text:bookmark-end text:name="_Toc83670624"/><text:bookmark-end text:name="_Toc83670539"/><text:span text:style-name="T24">Трассировка микрокоманды</text:span><text:bookmark-end text:name="__RefHeading___Toc1755_3578209220"/></text:h>
      <text:p text:style-name="P5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61"><text:span text:style-name="T2">МР до выборки МК</text:span></text:p>
          </table:table-cell>
          <table:table-cell table:style-name="Table4.A1" table:number-columns-spanned="9" office:value-type="string">
            <text:p text:style-name="P61"><text:span text:style-name="T2">Содержимое памяти и регистров процессора после выборки и исполнения программ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 table:style-name="Table4.A1"/>
          <table:table-cell table:style-name="Table4.A1" office:value-type="string">
            <text:p text:style-name="P63"><text:span text:style-name="T6">MR</text:span></text:p>
          </table:table-cell>
          <table:table-cell table:style-name="Table4.A1" office:value-type="string">
            <text:p text:style-name="P63"><text:span text:style-name="T6">IP</text:span></text:p>
          </table:table-cell>
          <table:table-cell table:style-name="Table4.A1" office:value-type="string">
            <text:p text:style-name="P63"><text:span text:style-name="T6">CR</text:span></text:p>
          </table:table-cell>
          <table:table-cell table:style-name="Table4.A1" office:value-type="string">
            <text:p text:style-name="P63"><text:span text:style-name="T6">AR</text:span></text:p>
          </table:table-cell>
          <table:table-cell table:style-name="Table4.A1" office:value-type="string">
            <text:p text:style-name="P63"><text:span text:style-name="T6">DR</text:span></text:p>
          </table:table-cell>
          <table:table-cell table:style-name="Table4.A1" office:value-type="string">
            <text:p text:style-name="P63"><text:span text:style-name="T6">BR</text:span></text:p>
          </table:table-cell>
          <table:table-cell table:style-name="Table4.A1" office:value-type="string">
            <text:p text:style-name="P63"><text:span text:style-name="T6">AC</text:span></text:p>
          </table:table-cell>
          <table:table-cell table:style-name="Table4.A1" office:value-type="string">
            <text:p text:style-name="P63"><text:span text:style-name="T6">NZVC</text:span></text:p>
          </table:table-cell>
          <table:table-cell table:style-name="Table4.A1" office:value-type="string">
            <text:p text:style-name="P63"><text:span text:style-name="T6">MP (</text:span><text:span text:style-name="T4">СчМК)</text:span></text:p>
          </table:table-cell>
        </table:table-row>
        <table:table-row table:style-name="Table4.1">
          <table:table-cell table:style-name="Table4.A1" office:value-type="string">
            <text:p text:style-name="P63"><text:span text:style-name="T6">3D</text:span></text:p>
          </table:table-cell>
          <table:table-cell table:style-name="Table4.A1" office:value-type="string">
            <text:p text:style-name="P61"><text:span text:style-name="T2">81F0104002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3"><text:span text:style-name="T6">9</text:span><text:span text:style-name="T8">04D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4"><text:span text:style-name="T6">0754</text:span></text:p>
          </table:table-cell>
          <table:table-cell table:style-name="Table4.A1" office:value-type="string">
            <text:p text:style-name="P64"><text:span text:style-name="T6">003D</text:span></text:p>
          </table:table-cell>
          <table:table-cell table:style-name="Table4.A1" office:value-type="string">
            <text:p text:style-name="P63"><text:span text:style-name="T6">0000</text:span></text:p>
          </table:table-cell>
          <table:table-cell table:style-name="Table4.A1" office:value-type="string">
            <text:p text:style-name="P64"><text:span text:style-name="T6">0</text:span><text:span text:style-name="T10">1</text:span><text:span text:style-name="T6">00</text:span></text:p>
          </table:table-cell>
          <table:table-cell table:style-name="Table4.A1" office:value-type="string">
            <text:p text:style-name="P63"><text:span text:style-name="T6">F0</text:span></text:p>
          </table:table-cell>
        </table:table-row>
        <table:table-row table:style-name="Table4.1">
          <table:table-cell table:style-name="Table4.A1" office:value-type="string">
            <text:p text:style-name="P63"><text:span text:style-name="T6">F0</text:span></text:p>
          </table:table-cell>
          <table:table-cell table:style-name="Table4.A1" office:value-type="string">
            <text:p text:style-name="P61"><text:span text:style-name="T2">81F3804001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4"><text:span text:style-name="T6">904D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4"><text:span text:style-name="T6">0754</text:span></text:p>
          </table:table-cell>
          <table:table-cell table:style-name="Table4.A1" office:value-type="string">
            <text:p text:style-name="P64"><text:span text:style-name="T6">004E</text:span></text:p>
          </table:table-cell>
          <table:table-cell table:style-name="Table4.A1" office:value-type="string">
            <text:p text:style-name="P63"><text:span text:style-name="T6">0000</text:span></text:p>
          </table:table-cell>
          <table:table-cell table:style-name="Table4.A1" office:value-type="string">
            <text:p text:style-name="P63"><text:span text:style-name="T6">0</text:span><text:span text:style-name="T10">1</text:span><text:span text:style-name="T6">00</text:span></text:p>
          </table:table-cell>
          <table:table-cell table:style-name="Table4.A1" office:value-type="string">
            <text:p text:style-name="P63"><text:span text:style-name="T6">F</text:span><text:span text:style-name="T8">1</text:span></text:p>
          </table:table-cell>
        </table:table-row>
        <table:table-row table:style-name="Table4.1">
          <table:table-cell table:style-name="Table4.A1" office:value-type="string">
            <text:p text:style-name="P63"><text:span text:style-name="T6">F</text:span><text:span text:style-name="T8">1</text:span></text:p>
          </table:table-cell>
          <table:table-cell table:style-name="Table4.A1" office:value-type="string">
            <text:p text:style-name="P61"><text:span text:style-name="T6">0201E09401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3"><text:span text:style-name="T6">9</text:span><text:span text:style-name="T8">04D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4"><text:span text:style-name="T6">075</text:span><text:span text:style-name="T9">3</text:span></text:p>
          </table:table-cell>
          <table:table-cell table:style-name="Table4.A1" office:value-type="string">
            <text:p text:style-name="P64"><text:span text:style-name="T6">004E</text:span></text:p>
          </table:table-cell>
          <table:table-cell table:style-name="Table4.A1" office:value-type="string">
            <text:p text:style-name="P63"><text:span text:style-name="T6">0000</text:span></text:p>
          </table:table-cell>
          <table:table-cell table:style-name="Table4.A1" office:value-type="string">
            <text:p text:style-name="P63"><text:span text:style-name="T6">0</text:span><text:span text:style-name="T10">1</text:span><text:span text:style-name="T6">00</text:span></text:p>
          </table:table-cell>
          <table:table-cell table:style-name="Table4.A1" office:value-type="string">
            <text:p text:style-name="P63"><text:span text:style-name="T6">F</text:span><text:span text:style-name="T8">2</text:span></text:p>
          </table:table-cell>
        </table:table-row>
        <table:table-row table:style-name="Table4.1">
          <table:table-cell table:style-name="Table4.A1" office:value-type="string">
            <text:p text:style-name="P63"><text:span text:style-name="T6">F</text:span><text:span text:style-name="T8">2</text:span></text:p>
          </table:table-cell>
          <table:table-cell table:style-name="Table4.A1" office:value-type="string">
            <text:p text:style-name="P61"><text:span text:style-name="T2">80C4101040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3"><text:span text:style-name="T6">9</text:span><text:span text:style-name="T8">04D</text:span></text:p>
          </table:table-cell>
          <table:table-cell table:style-name="Table4.A1" office:value-type="string">
            <text:p text:style-name="P64"><text:span text:style-name="T6">04E</text:span></text:p>
          </table:table-cell>
          <table:table-cell table:style-name="Table4.A1" office:value-type="string">
            <text:p text:style-name="P64"><text:span text:style-name="T6">075</text:span><text:span text:style-name="T11">3</text:span></text:p>
          </table:table-cell>
          <table:table-cell table:style-name="Table4.A1" office:value-type="string">
            <text:p text:style-name="P64"><text:span text:style-name="T6">004E</text:span></text:p>
          </table:table-cell>
          <table:table-cell table:style-name="Table4.A1" office:value-type="string">
            <text:p text:style-name="P63"><text:span text:style-name="T6">0000</text:span></text:p>
          </table:table-cell>
          <table:table-cell table:style-name="Table4.A1" office:value-type="string">
            <text:p text:style-name="P63"><text:span text:style-name="T6">0</text:span><text:span text:style-name="T10">1</text:span><text:span text:style-name="T6">00</text:span></text:p>
          </table:table-cell>
          <table:table-cell table:style-name="Table4.A1" office:value-type="string">
            <text:p text:style-name="P64"><text:span text:style-name="T6">C4</text:span></text:p>
          </table:table-cell>
        </table:table-row>
      </table:table>
      <text:p text:style-name="P59"/>
      <text:h text:style-name="P39" text:outline-level="2"><text:bookmark-start text:name="__RefHeading___Toc1755_35782092202"/><text:span text:style-name="T24">Тестовая программа</text:span><text:span text:style-name="T23">:</text:span><text:bookmark-end text:name="__RefHeading___Toc1755_35782092202"/></text:h>
      <text:p text:style-name="P59"><text:tab/><text:tab/>ORG 0x04A</text:p>
      <text:p text:style-name="P59">RES1: WORD 0x0</text:p>
      <text:p text:style-name="P59">RES2: WORD 0x0</text:p>
      <text:p text:style-name="P59">RES3: WORD 0x0</text:p>
      <text:p text:style-name="P59"/>
      <text:p text:style-name="P59">ORG 0x04D</text:p>
      <text:p text:style-name="P59">START: CLA</text:p>
      <text:p text:style-name="P59"><text:tab/><text:tab/> <text:s text:c="3"/>CLC</text:p>
      <text:p text:style-name="P59"><text:tab/><text:tab/> <text:s text:c="3"/>CALL $TEST1</text:p>
      <text:p text:style-name="P59"><text:tab/><text:tab/> <text:s text:c="3"/>LD $RES1</text:p>
      <text:p text:style-name="P59"><text:tab/><text:tab/> <text:s text:c="3"/>HLT</text:p>
      <text:p text:style-name="P59"><text:soft-page-break/><text:tab/><text:tab/> <text:s text:c="3"/>CLC</text:p>
      <text:p text:style-name="P59"><text:tab/><text:tab/> <text:s text:c="3"/>CALL $TEST2</text:p>
      <text:p text:style-name="P59"><text:tab/><text:tab/> <text:s text:c="3"/>LD $RES2</text:p>
      <text:p text:style-name="P59"><text:tab/><text:tab/> <text:s text:c="3"/>HLT</text:p>
      <text:p text:style-name="P59"><text:tab/><text:tab/> <text:s text:c="3"/>CLC</text:p>
      <text:p text:style-name="P59"><text:tab/><text:tab/> <text:s text:c="3"/>CALL $TEST3</text:p>
      <text:p text:style-name="P59"><text:tab/><text:tab/> <text:s text:c="3"/>LD $RES3</text:p>
      <text:p text:style-name="P59"><text:tab/><text:tab/> <text:s text:c="3"/>HLT</text:p>
      <text:p text:style-name="P59"/>
      <text:p text:style-name="P59">ORG 0x05C</text:p>
      <text:p text:style-name="P59">X1:<text:tab/>WORD 0x7000</text:p>
      <text:p text:style-name="P59">COR1: WORD 0x6FFF</text:p>
      <text:p text:style-name="P59">TEST1: WORD 0x9EFD</text:p>
      <text:p text:style-name="P59"><text:tab/><text:tab/><text:tab/>LD X1</text:p>
      <text:p text:style-name="P59"><text:tab/><text:tab/><text:tab/>DEC</text:p>
      <text:p text:style-name="P59"><text:tab/><text:tab/><text:tab/>CMP COR1</text:p>
      <text:p text:style-name="P59"><text:tab/><text:tab/><text:tab/>BNE ERROR1</text:p>
      <text:p text:style-name="P59">CORRECT1: LD #0x1</text:p>
      <text:p text:style-name="P59"><text:tab/><text:tab/><text:tab/><text:tab/>ST $RES1</text:p>
      <text:p text:style-name="P59"><text:tab/><text:tab/><text:tab/><text:tab/>RET</text:p>
      <text:p text:style-name="P59">ERROR1:<text:tab/>LD #0x0</text:p>
      <text:p text:style-name="P59"><text:tab/><text:tab/><text:tab/><text:tab/>ST $RES1</text:p>
      <text:p text:style-name="P59"><text:tab/><text:tab/><text:tab/><text:tab/>RET</text:p>
      <text:p text:style-name="P59">X2: WORD 0x0000</text:p>
      <text:p text:style-name="P59">COR2: WORD 0xFFFF</text:p>
      <text:p text:style-name="P59">TEST2: WORD 0x940C</text:p>
      <text:p text:style-name="P59"><text:tab/><text:tab/><text:tab/>LD X2</text:p>
      <text:p text:style-name="P59"><text:tab/><text:tab/><text:tab/>DEC</text:p>
      <text:p text:style-name="P59"><text:tab/><text:tab/><text:tab/>CMP COR2</text:p>
      <text:p text:style-name="P59"><text:tab/><text:tab/><text:tab/>BNE ERROR2</text:p>
      <text:p text:style-name="P59">CORRECT2:<text:tab/>LD #0x1</text:p>
      <text:p text:style-name="P59"><text:tab/><text:tab/><text:tab/><text:tab/><text:tab/>ST $RES2</text:p>
      <text:p text:style-name="P59"><text:tab/><text:tab/><text:tab/><text:tab/><text:tab/>RET</text:p>
      <text:p text:style-name="P59">ERROR2:<text:tab/>LD #0x0</text:p>
      <text:p text:style-name="P59"><text:tab/><text:tab/><text:tab/><text:tab/>ST $RES2</text:p>
      <text:p text:style-name="P59"><text:tab/><text:tab/><text:tab/><text:tab/>RET</text:p>
      <text:p text:style-name="P59">X3: WORD 0x<text:span text:style-name="T65">7FFF</text:span></text:p>
      <text:p text:style-name="P59">COR3: WORD 0x<text:span text:style-name="T65">7FFE</text:span></text:p>
      <text:p text:style-name="P59">TEST3: WORD 0x9418</text:p>
      <text:p text:style-name="P59"><text:tab/><text:tab/><text:tab/>LD X3</text:p>
      <text:p text:style-name="P59"><text:tab/><text:tab/><text:tab/>DEC</text:p>
      <text:p text:style-name="P59"><text:tab/><text:tab/><text:tab/>CMP COR3</text:p>
      <text:p text:style-name="P59"><text:tab/><text:tab/><text:tab/>BNE ERROR3</text:p>
      <text:p text:style-name="P59">CORRECT3:<text:tab/>LD #0x1</text:p>
      <text:p text:style-name="P59"><text:tab/><text:tab/><text:tab/><text:tab/><text:tab/>ST $RES3</text:p>
      <text:p text:style-name="P59"><text:soft-page-break/><text:tab/><text:tab/><text:tab/><text:tab/><text:tab/>RET</text:p>
      <text:p text:style-name="P59">ERROR3:<text:tab/>LD #0x0</text:p>
      <text:p text:style-name="P59"><text:tab/><text:tab/><text:tab/><text:tab/>ST $RES3</text:p>
      <text:p text:style-name="P69"><text:span text:style-name="T56"><text:tab/><text:tab/><text:tab/><text:tab/>R</text:span><text:bookmark-start text:name="__DdeLink__1765_1240514573"/><text:span text:style-name="T56">E</text:span><text:bookmark-end text:name="__DdeLink__1765_1240514573"/><text:span text:style-name="T56">T</text:span></text:p>
      <text:p text:style-name="P12"/>
      <text:p text:style-name="P23"><text:s/></text:p>
      <text:h text:style-name="P34" text:outline-level="3"><text:bookmark-start text:name="__RefHeading___Toc4853_927155933111"/><text:span text:style-name="T17">Проверка программы</text:span><text:span text:style-name="T18">:</text:span><text:bookmark-end text:name="__RefHeading___Toc4853_927155933111"/></text:h>
      <text:list xml:id="list3856893662" text:style-name="WWNum1">
        <text:list-item>
          <text:p text:style-name="P67">Внести новые микрокоманды в память микрокоманд БЭВМ, а также изменить данные микрокоманды с адресом 3<text:span text:style-name="T63">D</text:span></text:p>
        </text:list-item>
        <text:list-item>
          <text:p text:style-name="P67">Изменяем из тестовой программы <text:span text:style-name="T63">NOP</text:span> на <text:span text:style-name="T63">HLT</text:span></text:p>
        </text:list-item>
        <text:list-item>
          <text:p text:style-name="P43"><text:span text:style-name="T3">Вводим тестовую программу на БЭВМ</text:span></text:p>
        </text:list-item>
        <text:list-item>
          <text:p text:style-name="P67">Запускаем программу в режиме РАБОТА</text:p>
        </text:list-item>
        <text:list-item>
          <text:p text:style-name="P45"><text:span text:style-name="T37">Дождаться остановки, проверить, что в аккумуляторе находиться 0001</text:span></text:p>
        </text:list-item>
        <text:list-item>
          <text:p text:style-name="P45"><text:span text:style-name="T37">Продолжить программу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9">X<text:span text:style-name="T64">(</text:span><text:span text:style-name="T52">16</text:span><text:span text:style-name="T64">)</text:span></text:p>
          </table:table-cell>
          <table:table-cell table:style-name="Table1.A1" office:value-type="string">
            <text:p text:style-name="P70"><text:span text:style-name="T26">myDEC(</text:span><text:span text:style-name="T39">16</text:span><text:span text:style-name="T26">)</text:span></text:p>
          </table:table-cell>
          <table:table-cell table:style-name="Table1.A1" office:value-type="string">
            <text:p text:style-name="P70"><text:span text:style-name="T29">D</text:span><text:span text:style-name="T28">EC(</text:span><text:span text:style-name="T40">16</text:span><text:span text:style-name="T28">)</text:span></text:p>
          </table:table-cell>
        </table:table-row>
        <table:table-row table:style-name="Table1.1">
          <table:table-cell table:style-name="Table1.A1" office:value-type="string">
            <text:p text:style-name="P53">7000</text:p>
          </table:table-cell>
          <table:table-cell table:style-name="Table1.A1" office:value-type="string">
            <text:p text:style-name="P47"><text:span text:style-name="T28">6FFF</text:span></text:p>
          </table:table-cell>
          <table:table-cell table:style-name="Table1.A1" office:value-type="string">
            <text:p text:style-name="P47"><text:span text:style-name="T28">6FFF</text:span></text:p>
          </table:table-cell>
        </table:table-row>
        <table:table-row table:style-name="Table1.1">
          <table:table-cell table:style-name="Table1.A1" office:value-type="string">
            <text:p text:style-name="P46"><text:span text:style-name="T28">0000</text:span></text:p>
          </table:table-cell>
          <table:table-cell table:style-name="Table1.A1" office:value-type="string">
            <text:p text:style-name="P54">FFFF</text:p>
          </table:table-cell>
          <table:table-cell table:style-name="Table1.A1" office:value-type="string">
            <text:p text:style-name="P71"><text:span text:style-name="T28">FFFF</text:span></text:p>
          </table:table-cell>
        </table:table-row>
        <table:table-row table:style-name="Table1.4">
          <table:table-cell table:style-name="Table1.A1" office:value-type="string">
            <text:p text:style-name="P72"><text:span text:style-name="T28">7FFF</text:span></text:p>
          </table:table-cell>
          <table:table-cell table:style-name="Table1.A1" office:value-type="string">
            <text:p text:style-name="P55">7FFE</text:p>
          </table:table-cell>
          <table:table-cell table:style-name="Table1.A1" office:value-type="string">
            <text:p text:style-name="P55"><text:span text:style-name="T31">7FFE</text:span></text:p>
          </table:table-cell>
        </table:table-row>
      </table:table>
      <text:p text:style-name="P42"/>
      <text:h text:style-name="P26" text:outline-level="2"><text:bookmark-start text:name="__RefHeading___Toc4881_927155933"/><text:span text:style-name="T41">В</text:span><text:bookmark-start text:name="_Toc87370222"/><text:span text:style-name="T41">ывод</text:span><text:bookmark-end text:name="__RefHeading___Toc4881_927155933"/><text:bookmark-end text:name="_Toc87370222"/></text:h>
      <text:p text:style-name="P68"><text:bookmark text:name="docs-internal-guid-0c3d9487-7fff-a0ab-5399-8a953495dc03"/><text:span text:style-name="T25"><text:line-break/></text:span><text:span text:style-name="T43">В ходе выполнения лабораторной работы я изучил алгоритм синтеза собственной команды БЭВМ с помощью микропрограмм и методику проверки сделанной программы.</text:span></text:p>
      <text:p text:style-name="P31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69</meta:editing-cycles>
    <meta:print-date>2021-09-20T22:50:00</meta:print-date>
    <meta:creation-date>2022-11-07T15:04:00</meta:creation-date>
    <dc:date>2023-05-31T02:47:16.823933626</dc:date>
    <meta:editing-duration>P4DT16H57M35S</meta:editing-duration>
    <meta:generator>LibreOffice/7.3.7.2$Linux_X86_64 LibreOffice_project/30$Build-2</meta:generator>
    <meta:document-statistic meta:table-count="3" meta:image-count="0" meta:object-count="0" meta:page-count="5" meta:paragraph-count="184" meta:word-count="455" meta:character-count="2868" meta:non-whitespace-character-count="2428"/>
    <meta:user-defined meta:name="AppVersion">16.0000</meta:user-defined>
    <meta:template xlink:type="simple" xlink:actuate="onRequest" xlink:title="Normal.dotm" xlink:href=""/>
  </office:meta>
</office:document-meta>
</file>